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ubmit( String next ,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t.setNext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ubmit( String next , String method ,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mit.Submit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etNamelist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.Submit( String next , String method , String namelist , String fetchtimeout ,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mit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